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323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323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323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323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323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323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323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323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323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323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323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323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323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323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323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323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323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sthefany Valentina  Pereira Patet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3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9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Alberto  Pérez Cor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90298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0.1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7" meta:non-whitespace-character-count="1007"/>
    <meta:template xlink:type="simple" xlink:actuate="onRequest" xlink:title="Normal" xlink:href=""/>
  </office:meta>
</office:document-meta>
</file>